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019000074040000740471796BF9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style:text-properties fo:font-size="6pt" fo:font-style="italic" style:font-size-asian="5.25pt" style:font-style-asian="italic" style:font-size-complex="6pt" style:font-style-complex="italic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 fo:text-align="end" style:justify-single-word="false"/>
      <style:text-properties fo:color="#0099ff"/>
    </style:style>
    <style:style style:name="P6" style:family="paragraph" style:parent-style-name="commandline"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commandline">
      <style:text-properties fo:font-weight="bold" style:font-weight-asian="bold" style:font-weight-complex="bold"/>
    </style:style>
    <style:style style:name="P8" style:family="paragraph" style:parent-style-name="commandline">
      <style:paragraph-properties fo:margin-left="0in" fo:margin-right="0in" fo:text-indent="0in" style:auto-text-indent="false"/>
    </style:style>
    <style:style style:name="P9" style:family="paragraph" style:parent-style-name="Heading_20_2">
      <style:paragraph-properties fo:break-before="column"/>
    </style:style>
    <style:style style:name="P10" style:family="paragraph" style:parent-style-name="Standard" style:list-style-name="L1"/>
    <style:style style:name="P11" style:family="paragraph" style:parent-style-name="Heading_20_1">
      <style:paragraph-properties fo:text-align="end" style:justify-single-word="false"/>
      <style:text-properties fo:font-size="15pt" style:font-size-asian="15pt" style:font-size-complex="15pt"/>
    </style:style>
    <style:style style:name="P12" style:family="paragraph" style:parent-style-name="Heading_20_1">
      <style:paragraph-properties fo:text-align="end" style:justify-single-word="false"/>
      <style:text-properties fo:font-size="11pt" style:font-size-asian="11pt" style:font-size-complex="11pt"/>
    </style:style>
    <style:style style:name="P13" style:family="paragraph" style:parent-style-name="commandline-example">
      <style:paragraph-properties fo:margin-left="0in" fo:margin-right="0in" fo:text-indent="0in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4a4a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fo:color="#33a3a3"/>
    </style:style>
    <style:style style:name="T10" style:family="text">
      <style:text-properties fo:color="#33a3a3" fo:font-size="13pt" style:font-size-asian="13pt" style:font-size-complex="13pt"/>
    </style:style>
    <style:style style:name="T11" style:family="text">
      <style:text-properties fo:color="#47b8b8"/>
    </style:style>
    <style:style style:name="T12" style:family="text">
      <style:text-properties fo:color="#47b8b8" fo:background-color="#ffffff"/>
    </style:style>
    <style:style style:name="T13" style:family="text">
      <style:text-properties fo:color="#47b8b8" fo:font-size="13pt" style:font-size-asian="13pt" style:font-size-complex="13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6" style:family="text"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7" style:family="text">
      <style:text-properties fo:color="#00b8ff" fo:font-style="italic" style:text-underline-style="none" fo:font-weight="bold" style:font-style-asian="italic" style:font-weight-asian="bold" style:font-style-complex="italic" style:font-weight-complex="bold"/>
    </style:style>
    <style:style style:name="T18" style:family="text">
      <style:text-properties fo:color="#198a8a" fo:font-size="13pt" style:font-size-asian="13pt" style:font-size-complex="13pt"/>
    </style:style>
    <style:style style:name="fr1" style:family="graphic" style:parent-style-name="Graphics">
      <style:graphic-properties fo:margin-left="0in" fo:margin-right="0.1965in" fo:margin-top="0.0783in" fo:margin-bottom="0in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2" text:anchor-type="page" text:anchor-page-number="1" svg:x="7.7681in" svg:y="4.2575in" svg:width="0.5902in" svg:height="0.5902in" draw:z-index="1">
        <draw:image xlink:href="http://cdn1.iconfinder.com/data/icons/nuvola2/128x128/apps/important.png" xlink:type="simple" xlink:show="embed" xlink:actuate="onLoad"/>
      </draw:frame>
      <text:h text:style-name="P11" text:outline-level="1"><draw:frame draw:style-name="fr2" draw:name="graphics1" text:anchor-type="paragraph" svg:x="0.0075in" svg:y="0in" svg:width="0.5516in" svg:height="0.5516in" draw:z-index="0"><draw:image xlink:href="Pictures/20000019000074040000740471796BF9.svm" xlink:type="simple" xlink:show="embed" xlink:actuate="onLoad"/></draw:frame><text:span text:style-name="T5">yadt</text:span><text:span text:style-name="T9"> </text:span><text:span text:style-name="T18">cheat</text:span><text:span text:style-name="T13"> </text:span><text:span text:style-name="T10">sheet</text:span></text:h>
      <text:h text:style-name="P12" text:outline-level="1"><text:span text:style-name="T11">michael.gruber</text:span><text:span text:style-name="T12">@</text:span><text:span text:style-name="T11">immobilienscout24.de</text:span></text:h>
      <text:h text:style-name="Heading_20_2" text:outline-level="2">Component URI</text:h>
      <text:p text:style-name="P1">{artefact|host|service}://&lt;hostname&gt;[/&lt;name&gt;[/&lt;version&gt;]]</text:p>
      <text:p text:style-name="commandline"><text:span text:style-name="Source_20_Text"><text:span text:style-name="T4">artefact</text:span></text:span><text:span text:style-name="Source_20_Text"><text:span text:style-name="T14">://hostname/web-application/0:1.23</text:span></text:span></text:p>
      <text:p text:style-name="commandline"><text:span text:style-name="Source_20_Text"><text:span text:style-name="T4">host</text:span></text:span><text:span text:style-name="Source_20_Text">://hostname</text:span></text:p>
      <text:p text:style-name="commandline"><text:span text:style-name="Source_20_Text"><text:span text:style-name="T4">service</text:span></text:span><text:span text:style-name="Source_20_Text">://hostname/tomcat6</text:span></text:p>
      <text:p text:style-name="P1">Components are <text:span text:style-name="T4">always</text:span> host-specific.</text:p>
      <text:p text:style-name="P3"/>
      <text:h text:style-name="Heading_20_3" text:outline-level="3">Brace Expansion</text:h>
      <text:p text:style-name="commandline">artefact://<text:span text:style-name="T4">{</text:span><text:span text:style-name="T1">hostname01</text:span><text:span text:style-name="T4">|</text:span><text:span text:style-name="T1">hostname03</text:span><text:span text:style-name="T4">}</text:span>/myapp</text:p>
      <text:h text:style-name="Heading_20_3" text:outline-level="3">Range Expressions</text:h>
      <text:p text:style-name="commandline">host://hostname0<text:span text:style-name="T4">[1..3]</text:span></text:p>
      <text:h text:style-name="Heading_20_3" text:outline-level="3">Wildcards</text:h>
      <text:p text:style-name="commandline">service://host/<text:span text:style-name="T4">*</text:span></text:p>
      <text:h text:style-name="Heading_20_2" text:outline-level="2">Yadt Targets</text:h>
      <text:p text:style-name="Standard">yadtshell uses a <text:span text:style-name="T1">yaml-file</text:span> named <text:span text:style-name="T1">target</text:span> in the current working directory to define a yadt target, e.g.</text:p>
      <text:p text:style-name="commandline">name: mytarget</text:p>
      <text:p text:style-name="commandline">log-dir: logs</text:p>
      <text:p text:style-name="commandline"/>
      <text:p text:style-name="commandline">hosts:</text:p>
      <text:p text:style-name="P8"><text:s text:c="2"/>- hostname1.spam.eggs</text:p>
      <text:p text:style-name="P8"><text:s text:c="2"/>- hostname2.spam.eggs</text:p>
      <text:h text:style-name="Heading_20_2" text:outline-level="2">Executing yadt commands</text:h>
      <text:p text:style-name="P4"><text:span text:style-name="T1">All</text:span> involved hosts have to be accessible via <text:span text:style-name="T17">passwordless ssh</text:span><text:span text:style-name="T8">. </text:span></text:p>
      <text:h text:style-name="Heading_20_3" text:outline-level="3">1. Entering the yadtshell</text:h>
      <text:p text:style-name="Standard"><text:s/><text:span text:style-name="T15">Enter the yadtshell by calling</text:span></text:p>
      <text:p text:style-name="P7">init-yadtshell</text:p>
      <text:list xml:id="list14147661231" text:style-name="L1">
        <text:list-item>
          <text:p text:style-name="P10">activates autocompletion,</text:p>
        </text:list-item>
        <text:list-item>
          <text:p text:style-name="P10">allows to omit “yadtshell” when executing a yadtshell commands.</text:p>
        </text:list-item>
      </text:list>
      <text:p text:style-name="P2"/>
      <text:h text:style-name="Heading_20_3" text:outline-level="3">2. Using yadtshell as a command</text:h>
      <text:p text:style-name="Standard">Use the yadtshell command if you prefer to execute yadtshell commands without entering the yadtshell itself:</text:p>
      <text:p text:style-name="P7">yadtshell [options] &lt;command&gt; [&lt;component_uri&gt; ...]</text:p>
      <text:h text:style-name="Heading_20_2" text:outline-level="2">Status Information</text:h>
      <text:p text:style-name="Standard">To retrieve the status of all services and artefacts versions from the current target via ssh use:</text:p>
      <text:p text:style-name="P7">status</text:p>
      <text:p text:style-name="Standard">this will also <text:span text:style-name="T15">perform »</text:span><text:span text:style-name="T16">info</text:span><text:span text:style-name="T15">«, which displays a </text:span>summary of all services for each host within the current target:</text:p>
      <text:p text:style-name="P7">info</text:p>
      <text:p text:style-name="Standard">To display low-level data of components (in yaml format) use</text:p>
      <text:p text:style-name="P7">dump [uri-query0 [uri-query1 ...]]</text:p>
      <text:p text:style-name="example-headline"><text:span text:style-name="T6">Example</text:span>: <text:span text:style-name="T1">dump info of all services.</text:span></text:p>
      <text:p text:style-name="commandline-example">dump service://</text:p>
      <text:h text:style-name="Heading_20_2" text:outline-level="2">Hosts</text:h>
      <text:p text:style-name="Standard">To prevent others from executing commands on a host it is possible to lock the host:</text:p>
      <text:p text:style-name="P6">lock -m "message" [--force] &lt;host_uri&gt; [&lt;host_uri&gt; ...]</text:p>
      <text:p text:style-name="Standard">afterwards commands can only be executed by you, from the current target directory on the current host.</text:p>
      <text:p text:style-name="example-headline"><text:span text:style-name="T6">Example</text:span>: <text:span text:style-name="T1">lock the host »hostname01«.</text:span></text:p>
      <text:p text:style-name="commandline-example">lock -m "message" host://hostname01</text:p>
      <text:p text:style-name="example-headline"><text:span text:style-name="T6">Example</text:span>: <text:span text:style-name="T1">hijacking a lock from somebody else</text:span></text:p>
      <text:p text:style-name="commandline-example">lock -m "message" --force host://*</text:p>
      <text:p text:style-name="P13"><text:span text:style-name="T2">Attention</text:span>: when using the <text:span text:style-name="T1">-m “message”</text:span> option, the message should reflect the reason why you are doing what you are doing and include your name as well:</text:p>
      <text:p text:style-name="commandline-example">lock -m "Need this host. [Michael]" host://hostname31</text:p>
      <text:p text:style-name="Standard">To release a lock use:</text:p>
      <text:p text:style-name="P7">unlock &lt;host_uri&gt; [&lt;host_uri] ...]</text:p>
      <text:p text:style-name="example-headline"><text:span text:style-name="T6">Example</text:span>: <text:span text:style-name="T1">realase all of your locks on all target hosts.</text:span></text:p>
      <text:p text:style-name="commandline-example">unlock host://*</text:p>
      <text:h text:style-name="P9" text:outline-level="2">Services</text:h>
      <text:p text:style-name="Standard"><text:span text:style-name="T7">If a service is currently out of order you can </text:span><text:span text:style-name="T1">ignore</text:span> the state of a service (e.g. assume all operations on that service are successful):</text:p>
      <text:p text:style-name="P6">ignore -m "message" &lt;service_uri&gt; [&lt;service_uri&gt; ...]</text:p>
      <text:p text:style-name="example-headline"><text:span text:style-name="T6">Example</text:span>: <text:span text:style-name="T1">ignore all nagios checks, since the nagios server is down.</text:span></text:p>
      <text:p text:style-name="commandline-example">ignore -m "nagios server is down" service://*/nagios</text:p>
      <text:p text:style-name="P2"/>
      <text:p text:style-name="Standard">To <text:span text:style-name="T1">unignore</text:span> services on host use:</text:p>
      <text:p text:style-name="P7">unignore &lt;service_uri&gt; [&lt;service_uri&gt; ...]</text:p>
      <text:p text:style-name="Standard">To start a service, regarding its dependencies, use:</text:p>
      <text:p text:style-name="P7">start &lt;service_uri&gt; [&lt;service_uri&gt; ...]</text:p>
      <text:p text:style-name="example-headline"><text:span text:style-name="T6">Example</text:span>: <text:span text:style-name="T1">start all services.</text:span></text:p>
      <text:p text:style-name="commandline-example">start service://*</text:p>
      <text:p text:style-name="P2"/>
      <text:p text:style-name="Text_20_body">To stop a service and all services depending on the service:</text:p>
      <text:p text:style-name="P7">stop &lt;service_uri&gt; [&lt;service_uri&gt; ...]</text:p>
      <text:p text:style-name="Text_20_body">When stopping a service all services depending on this service will be stopped as well. But starting the service will <text:span text:style-name="T3">not</text:span> start the services depending on the service again.</text:p>
      <text:h text:style-name="Heading_20_2" text:outline-level="2">Artefacts</text:h>
      <text:p text:style-name="Standard">To install updates (if there are any) and stop/start the defined services use:</text:p>
      <text:p text:style-name="P7">update</text:p>
      <text:p text:style-name="P2"/>
      <text:p text:style-name="Standard">If you only want to update artefacts without restarting services use updateartefact. Take care when using this command: it is <text:span text:style-name="T2">ignoring all service dependencies</text:span>.</text:p>
      <text:p text:style-name="P6">updateartefact &lt;artefact_uri&gt; [&lt;artefact_uri&gt; ...]</text:p>
      <text:h text:style-name="Heading_20_2" text:outline-level="2">Exiting the yadtshell</text:h>
      <text:p text:style-name="Standard">To restores your shell environment you can use</text:p>
      <text:p text:style-name="commandline">deactivate</text:p>
      <text:p text:style-name="P5">http://code.google.com/p/ya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0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1181in" fo:margin-bottom="0.0783in" style:page-number="auto"/>
      <style:text-properties style:use-window-font-color="true" style:font-name="Ubuntu" fo:font-size="150%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398in" fo:margin-bottom="0in"/>
      <style:text-properties style:font-name="Ubuntu" fo:font-size="105%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1" fo:font-size="10pt" style:font-name-asian="WenQuanYi Micro Hei1" style:font-size-asian="10pt" style:font-name-complex="DejaVu Sans Mono1" style:font-size-complex="10pt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.2917in" fo:margin-right="0in" fo:margin-top="0in" fo:margin-bottom="0.0827in" fo:text-indent="-0.2992in" style:auto-text-indent="fals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commandline" style:family="paragraph" style:parent-style-name="Text_20_body_20_indent" style:class="text" style:master-page-name="">
      <style:paragraph-properties fo:margin="100%" fo:margin-left="0in" fo:margin-right="0in" fo:margin-top="0.0398in" fo:margin-bottom="0.0398in" fo:text-indent="0in" style:auto-text-indent="false" style:page-number="auto" fo:background-color="transparent" fo:padding-left="0.1965in" fo:padding-right="0.0398in" fo:padding-top="0.0398in" fo:padding-bottom="0.0398in" fo:border-left="4.99pt solid #33a3a3" fo:border-right="0.06pt solid #47b8b8" fo:border-top="0.06pt solid #47b8b8" fo:border-bottom="0.06pt solid #47b8b8" style:shadow="none">
        <style:tab-stops/>
        <style:drop-cap/>
        <style:background-image/>
      </style:paragraph-properties>
      <style:text-properties style:font-name="DejaVu Sans Mono" fo:font-size="7pt" fo:font-weight="normal" style:font-size-asian="10.5pt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margin-top="0in" fo:margin-bottom="0in" fo:text-indent="0in" style:auto-text-indent="false"/>
    </style:style>
    <style:style style:name="commandline-example" style:family="paragraph" style:parent-style-name="commandline" style:class="text" style:master-page-name="">
      <style:paragraph-properties fo:margin="100%" fo:margin-left="0.2756in" fo:margin-right="0in" fo:margin-top="0.0783in" fo:margin-bottom="0.0783in" fo:text-indent="0in" style:auto-text-indent="false" style:page-number="auto" fo:background-color="transparent" fo:padding="0in" fo:border="none">
        <style:tab-stops/>
        <style:background-image/>
      </style:paragraph-properties>
      <style:text-properties style:font-size-asian="10.5pt"/>
    </style:style>
    <style:style style:name="Salutation" style:family="paragraph" style:parent-style-name="Standard" style:class="text">
      <style:paragraph-properties text:number-lines="false" text:line-number="0"/>
    </style:style>
    <style:style style:name="example-headline" style:family="paragraph" style:parent-style-name="Standard" style:class="text">
      <style:paragraph-properties fo:margin-top="0.1181in" fo:margin-bottom="0in"/>
      <style:text-properties fo:color="#666666" fo:font-size="80%" style:text-underline-style="none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DejaVu Sans Mono1" style:font-name-asian="WenQuanYi Micro Hei1" style:font-name-complex="DejaVu Sans Mono1"/>
    </style:style>
    <style:style style:name="Source_20_Text" style:display-name="Source Text" style:family="text">
      <style:text-properties style:font-name="DejaVu Sans Mono1" style:font-name-asian="WenQuanYi Micro Hei1" style:font-name-complex="DejaVu Sans Mono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="0.3937in" fo:margin-top="0.3937in" fo:margin-bottom="0.3937in" fo:margin-left="0.3937in" fo:margin-right="0.3937in" style:writing-mode="lr-tb" style:footnote-max-height="0in">
        <style:columns fo:column-count="3" fo:column-gap="0.1181in">
          <style:column style:rel-width="21845*" fo:start-indent="0in" fo:end-indent="0.0591in"/>
          <style:column style:rel-width="21845*" fo:start-indent="0.0591in" fo:end-indent="0.0591in"/>
          <style:column style:rel-width="21845*" fo:start-indent="0.0591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uber </meta:initial-creator>
    <meta:creation-date>2012-07-04T10:34:55</meta:creation-date>
    <dc:date>2012-07-16T16:17:15</dc:date>
    <meta:editing-duration>P3DT5H19M54S</meta:editing-duration>
    <meta:editing-cycles>48</meta:editing-cycles>
    <meta:generator>LibreOffice/3.5$Linux_X86_64 LibreOffice_project/350m1$Build-2</meta:generator>
    <meta:printed-by>Gruber </meta:printed-by>
    <meta:print-date>2012-07-10T14:24:56</meta:print-date>
    <meta:document-statistic meta:table-count="0" meta:image-count="2" meta:object-count="0" meta:page-count="1" meta:paragraph-count="77" meta:word-count="472" meta:character-count="3304" meta:non-whitespace-character-count="2907"/>
  </office:meta>
</office:document-meta>
</file>